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.344cm" svg:height="29.832cm" svg:x="1.645cm" svg:y="1.144cm">
            <draw:object draw:notify-on-update-of-ranges="Sheet1.A1:Sheet1.A1 Sheet1.A2:Sheet1.A81 Sheet1.B1:Sheet1.B1 Sheet1.B2:Sheet1.B81 Sheet1.C1:Sheet1.C1 Sheet1.C2:Sheet1.C81 Sheet1.D1:Sheet1.D1 Sheet1.D2:Sheet1.D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.956cm" svg:height="30.194cm" svg:x="37.819cm" svg:y="0.903cm">
            <draw:object draw:notify-on-update-of-ranges="Sheet1.A1:Sheet1.A1 Sheet1.A2:Sheet1.A81 Sheet1.B1:Sheet1.B1 Sheet1.B2:Sheet1.B81 Sheet1.C1:Sheet1.C1 Sheet1.C2:Sheet1.C81 Sheet1.D1:Sheet1.D1 Sheet1.D2:Sheet1.D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ystery 1</text:p>
          </table:table-cell>
          <table:table-cell office:value-type="string" calcext:value-type="string">
            <text:p>Mystery 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9106" calcext:value-type="float">
            <text:p>9106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59" calcext:value-type="float">
            <text:p>759</text:p>
          </table:table-cell>
          <table:table-cell office:value-type="float" office:value="16857" calcext:value-type="float">
            <text:p>16857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0" calcext:value-type="float">
            <text:p>770</text:p>
          </table:table-cell>
          <table:table-cell office:value-type="float" office:value="20031" calcext:value-type="float">
            <text:p>20031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19" calcext:value-type="float">
            <text:p>919</text:p>
          </table:table-cell>
          <table:table-cell office:value-type="float" office:value="22483" calcext:value-type="float">
            <text:p>22483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41" calcext:value-type="float">
            <text:p>1241</text:p>
          </table:table-cell>
          <table:table-cell office:value-type="float" office:value="23552" calcext:value-type="float">
            <text:p>23552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05" calcext:value-type="float">
            <text:p>1505</text:p>
          </table:table-cell>
          <table:table-cell office:value-type="float" office:value="23565" calcext:value-type="float">
            <text:p>23565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831" calcext:value-type="float">
            <text:p>1831</text:p>
          </table:table-cell>
          <table:table-cell office:value-type="float" office:value="25130" calcext:value-type="float">
            <text:p>25130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840" calcext:value-type="float">
            <text:p>1840</text:p>
          </table:table-cell>
          <table:table-cell office:value-type="float" office:value="27393" calcext:value-type="float">
            <text:p>27393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128" calcext:value-type="float">
            <text:p>2128</text:p>
          </table:table-cell>
          <table:table-cell office:value-type="float" office:value="28642" calcext:value-type="float">
            <text:p>28642</text:p>
          </table:table-cell>
          <table:table-cell office:value-type="float" office:value="7877" calcext:value-type="float">
            <text:p>787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399" calcext:value-type="float">
            <text:p>2399</text:p>
          </table:table-cell>
          <table:table-cell office:value-type="float" office:value="29579" calcext:value-type="float">
            <text:p>29579</text:p>
          </table:table-cell>
          <table:table-cell office:value-type="float" office:value="8722" calcext:value-type="float">
            <text:p>87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61" calcext:value-type="float">
            <text:p>3061</text:p>
          </table:table-cell>
          <table:table-cell office:value-type="float" office:value="34470" calcext:value-type="float">
            <text:p>34470</text:p>
          </table:table-cell>
          <table:table-cell office:value-type="float" office:value="8973" calcext:value-type="float">
            <text:p>897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755" calcext:value-type="float">
            <text:p>3755</text:p>
          </table:table-cell>
          <table:table-cell office:value-type="float" office:value="36050" calcext:value-type="float">
            <text:p>36050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60" calcext:value-type="float">
            <text:p>3960</text:p>
          </table:table-cell>
          <table:table-cell office:value-type="float" office:value="37215" calcext:value-type="float">
            <text:p>37215</text:p>
          </table:table-cell>
          <table:table-cell office:value-type="float" office:value="12397" calcext:value-type="float">
            <text:p>1239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094" calcext:value-type="float">
            <text:p>4094</text:p>
          </table:table-cell>
          <table:table-cell office:value-type="float" office:value="37649" calcext:value-type="float">
            <text:p>37649</text:p>
          </table:table-cell>
          <table:table-cell office:value-type="float" office:value="14155" calcext:value-type="float">
            <text:p>1415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114" calcext:value-type="float">
            <text:p>4114</text:p>
          </table:table-cell>
          <table:table-cell office:value-type="float" office:value="39287" calcext:value-type="float">
            <text:p>39287</text:p>
          </table:table-cell>
          <table:table-cell office:value-type="float" office:value="15699" calcext:value-type="float">
            <text:p>1569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654" calcext:value-type="float">
            <text:p>4654</text:p>
          </table:table-cell>
          <table:table-cell office:value-type="float" office:value="40938" calcext:value-type="float">
            <text:p>40938</text:p>
          </table:table-cell>
          <table:table-cell office:value-type="float" office:value="16030" calcext:value-type="float">
            <text:p>1603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868" calcext:value-type="float">
            <text:p>4868</text:p>
          </table:table-cell>
          <table:table-cell office:value-type="float" office:value="42809" calcext:value-type="float">
            <text:p>42809</text:p>
          </table:table-cell>
          <table:table-cell office:value-type="float" office:value="17062" calcext:value-type="float">
            <text:p>1706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9" calcext:value-type="float">
            <text:p>5129</text:p>
          </table:table-cell>
          <table:table-cell office:value-type="float" office:value="43160" calcext:value-type="float">
            <text:p>43160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214" calcext:value-type="float">
            <text:p>5214</text:p>
          </table:table-cell>
          <table:table-cell office:value-type="float" office:value="43540" calcext:value-type="float">
            <text:p>43540</text:p>
          </table:table-cell>
          <table:table-cell office:value-type="float" office:value="18733" calcext:value-type="float">
            <text:p>1873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270" calcext:value-type="float">
            <text:p>6270</text:p>
          </table:table-cell>
          <table:table-cell office:value-type="float" office:value="45982" calcext:value-type="float">
            <text:p>4598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468" calcext:value-type="float">
            <text:p>7468</text:p>
          </table:table-cell>
          <table:table-cell office:value-type="float" office:value="47082" calcext:value-type="float">
            <text:p>47082</text:p>
          </table:table-cell>
          <table:table-cell office:value-type="float" office:value="24392" calcext:value-type="float">
            <text:p>2439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293" calcext:value-type="float">
            <text:p>8293</text:p>
          </table:table-cell>
          <table:table-cell office:value-type="float" office:value="48076" calcext:value-type="float">
            <text:p>48076</text:p>
          </table:table-cell>
          <table:table-cell office:value-type="float" office:value="27498" calcext:value-type="float">
            <text:p>2749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625" calcext:value-type="float">
            <text:p>8625</text:p>
          </table:table-cell>
          <table:table-cell office:value-type="float" office:value="48772" calcext:value-type="float">
            <text:p>48772</text:p>
          </table:table-cell>
          <table:table-cell office:value-type="float" office:value="27801" calcext:value-type="float">
            <text:p>2780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974" calcext:value-type="float">
            <text:p>8974</text:p>
          </table:table-cell>
          <table:table-cell office:value-type="float" office:value="49158" calcext:value-type="float">
            <text:p>49158</text:p>
          </table:table-cell>
          <table:table-cell office:value-type="float" office:value="29268" calcext:value-type="float">
            <text:p>2926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179" calcext:value-type="float">
            <text:p>9179</text:p>
          </table:table-cell>
          <table:table-cell office:value-type="float" office:value="52383" calcext:value-type="float">
            <text:p>52383</text:p>
          </table:table-cell>
          <table:table-cell office:value-type="float" office:value="29669" calcext:value-type="float">
            <text:p>2966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702" calcext:value-type="float">
            <text:p>9702</text:p>
          </table:table-cell>
          <table:table-cell office:value-type="float" office:value="52612" calcext:value-type="float">
            <text:p>52612</text:p>
          </table:table-cell>
          <table:table-cell office:value-type="float" office:value="41665" calcext:value-type="float">
            <text:p>4166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9936" calcext:value-type="float">
            <text:p>9936</text:p>
          </table:table-cell>
          <table:table-cell office:value-type="float" office:value="53036" calcext:value-type="float">
            <text:p>53036</text:p>
          </table:table-cell>
          <table:table-cell office:value-type="float" office:value="42339" calcext:value-type="float">
            <text:p>42339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9942" calcext:value-type="float">
            <text:p>9942</text:p>
          </table:table-cell>
          <table:table-cell office:value-type="float" office:value="53269" calcext:value-type="float">
            <text:p>53269</text:p>
          </table:table-cell>
          <table:table-cell office:value-type="float" office:value="42557" calcext:value-type="float">
            <text:p>42557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9991" calcext:value-type="float">
            <text:p>9991</text:p>
          </table:table-cell>
          <table:table-cell office:value-type="float" office:value="53813" calcext:value-type="float">
            <text:p>53813</text:p>
          </table:table-cell>
          <table:table-cell office:value-type="float" office:value="49711" calcext:value-type="float">
            <text:p>49711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0017" calcext:value-type="float">
            <text:p>10017</text:p>
          </table:table-cell>
          <table:table-cell office:value-type="float" office:value="56535" calcext:value-type="float">
            <text:p>56535</text:p>
          </table:table-cell>
          <table:table-cell office:value-type="float" office:value="56816" calcext:value-type="float">
            <text:p>5681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0587" calcext:value-type="float">
            <text:p>10587</text:p>
          </table:table-cell>
          <table:table-cell office:value-type="float" office:value="66155" calcext:value-type="float">
            <text:p>66155</text:p>
          </table:table-cell>
          <table:table-cell office:value-type="float" office:value="57186" calcext:value-type="float">
            <text:p>5718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1654" calcext:value-type="float">
            <text:p>11654</text:p>
          </table:table-cell>
          <table:table-cell office:value-type="float" office:value="67337" calcext:value-type="float">
            <text:p>67337</text:p>
          </table:table-cell>
          <table:table-cell office:value-type="float" office:value="59821" calcext:value-type="float">
            <text:p>5982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2605" calcext:value-type="float">
            <text:p>12605</text:p>
          </table:table-cell>
          <table:table-cell office:value-type="float" office:value="72515" calcext:value-type="float">
            <text:p>72515</text:p>
          </table:table-cell>
          <table:table-cell office:value-type="float" office:value="61530" calcext:value-type="float">
            <text:p>6153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2743" calcext:value-type="float">
            <text:p>12743</text:p>
          </table:table-cell>
          <table:table-cell office:value-type="float" office:value="86016" calcext:value-type="float">
            <text:p>86016</text:p>
          </table:table-cell>
          <table:table-cell office:value-type="float" office:value="63396" calcext:value-type="float">
            <text:p>63396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4773" calcext:value-type="float">
            <text:p>14773</text:p>
          </table:table-cell>
          <table:table-cell office:value-type="float" office:value="99357" calcext:value-type="float">
            <text:p>99357</text:p>
          </table:table-cell>
          <table:table-cell office:value-type="float" office:value="63634" calcext:value-type="float">
            <text:p>63634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5159" calcext:value-type="float">
            <text:p>15159</text:p>
          </table:table-cell>
          <table:table-cell office:value-type="float" office:value="102100" calcext:value-type="float">
            <text:p>102100</text:p>
          </table:table-cell>
          <table:table-cell office:value-type="float" office:value="64613" calcext:value-type="float">
            <text:p>64613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5366" calcext:value-type="float">
            <text:p>15366</text:p>
          </table:table-cell>
          <table:table-cell office:value-type="float" office:value="116335" calcext:value-type="float">
            <text:p>1163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550" calcext:value-type="float">
            <text:p>16550</text:p>
          </table:table-cell>
          <table:table-cell office:value-type="float" office:value="129372" calcext:value-type="float">
            <text:p>129372</text:p>
          </table:table-cell>
          <table:table-cell office:value-type="float" office:value="78181" calcext:value-type="float">
            <text:p>7818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613" calcext:value-type="float">
            <text:p>16613</text:p>
          </table:table-cell>
          <table:table-cell office:value-type="float" office:value="130103" calcext:value-type="float">
            <text:p>130103</text:p>
          </table:table-cell>
          <table:table-cell office:value-type="float" office:value="79002" calcext:value-type="float">
            <text:p>79002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7678" calcext:value-type="float">
            <text:p>17678</text:p>
          </table:table-cell>
          <table:table-cell office:value-type="float" office:value="132975" calcext:value-type="float">
            <text:p>132975</text:p>
          </table:table-cell>
          <table:table-cell office:value-type="float" office:value="86864" calcext:value-type="float">
            <text:p>86864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17945" calcext:value-type="float">
            <text:p>17945</text:p>
          </table:table-cell>
          <table:table-cell office:value-type="float" office:value="134684" calcext:value-type="float">
            <text:p>134684</text:p>
          </table:table-cell>
          <table:table-cell office:value-type="float" office:value="93618" calcext:value-type="float">
            <text:p>93618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8872" calcext:value-type="float">
            <text:p>18872</text:p>
          </table:table-cell>
          <table:table-cell office:value-type="float" office:value="140648" calcext:value-type="float">
            <text:p>140648</text:p>
          </table:table-cell>
          <table:table-cell office:value-type="float" office:value="104602" calcext:value-type="float">
            <text:p>104602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19903" calcext:value-type="float">
            <text:p>19903</text:p>
          </table:table-cell>
          <table:table-cell office:value-type="float" office:value="161692" calcext:value-type="float">
            <text:p>161692</text:p>
          </table:table-cell>
          <table:table-cell office:value-type="float" office:value="111227" calcext:value-type="float">
            <text:p>111227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0393" calcext:value-type="float">
            <text:p>20393</text:p>
          </table:table-cell>
          <table:table-cell office:value-type="float" office:value="185731" calcext:value-type="float">
            <text:p>185731</text:p>
          </table:table-cell>
          <table:table-cell office:value-type="float" office:value="156018" calcext:value-type="float">
            <text:p>156018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21288" calcext:value-type="float">
            <text:p>21288</text:p>
          </table:table-cell>
          <table:table-cell office:value-type="float" office:value="214591" calcext:value-type="float">
            <text:p>214591</text:p>
          </table:table-cell>
          <table:table-cell office:value-type="float" office:value="227781" calcext:value-type="float">
            <text:p>227781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22013" calcext:value-type="float">
            <text:p>22013</text:p>
          </table:table-cell>
          <table:table-cell office:value-type="float" office:value="221004" calcext:value-type="float">
            <text:p>221004</text:p>
          </table:table-cell>
          <table:table-cell office:value-type="float" office:value="246683" calcext:value-type="float">
            <text:p>246683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22858" calcext:value-type="float">
            <text:p>22858</text:p>
          </table:table-cell>
          <table:table-cell office:value-type="float" office:value="232713" calcext:value-type="float">
            <text:p>232713</text:p>
          </table:table-cell>
          <table:table-cell office:value-type="float" office:value="281066" calcext:value-type="float">
            <text:p>281066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23859" calcext:value-type="float">
            <text:p>23859</text:p>
          </table:table-cell>
          <table:table-cell office:value-type="float" office:value="238068" calcext:value-type="float">
            <text:p>238068</text:p>
          </table:table-cell>
          <table:table-cell office:value-type="float" office:value="283402" calcext:value-type="float">
            <text:p>283402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24515" calcext:value-type="float">
            <text:p>24515</text:p>
          </table:table-cell>
          <table:table-cell office:value-type="float" office:value="243827" calcext:value-type="float">
            <text:p>243827</text:p>
          </table:table-cell>
          <table:table-cell office:value-type="float" office:value="336370" calcext:value-type="float">
            <text:p>336370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26233" calcext:value-type="float">
            <text:p>26233</text:p>
          </table:table-cell>
          <table:table-cell office:value-type="float" office:value="249790" calcext:value-type="float">
            <text:p>249790</text:p>
          </table:table-cell>
          <table:table-cell office:value-type="float" office:value="347014" calcext:value-type="float">
            <text:p>347014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float" office:value="26386" calcext:value-type="float">
            <text:p>26386</text:p>
          </table:table-cell>
          <table:table-cell office:value-type="float" office:value="259215" calcext:value-type="float">
            <text:p>259215</text:p>
          </table:table-cell>
          <table:table-cell office:value-type="float" office:value="375425" calcext:value-type="float">
            <text:p>375425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6465" calcext:value-type="float">
            <text:p>26465</text:p>
          </table:table-cell>
          <table:table-cell office:value-type="float" office:value="280141" calcext:value-type="float">
            <text:p>280141</text:p>
          </table:table-cell>
          <table:table-cell office:value-type="float" office:value="389203" calcext:value-type="float">
            <text:p>389203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26876" calcext:value-type="float">
            <text:p>26876</text:p>
          </table:table-cell>
          <table:table-cell office:value-type="float" office:value="285738" calcext:value-type="float">
            <text:p>285738</text:p>
          </table:table-cell>
          <table:table-cell office:value-type="float" office:value="522578" calcext:value-type="float">
            <text:p>522578</text:p>
          </table:table-cell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29270" calcext:value-type="float">
            <text:p>29270</text:p>
          </table:table-cell>
          <table:table-cell office:value-type="float" office:value="298686" calcext:value-type="float">
            <text:p>298686</text:p>
          </table:table-cell>
          <table:table-cell office:value-type="float" office:value="574354" calcext:value-type="float">
            <text:p>574354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29308" calcext:value-type="float">
            <text:p>29308</text:p>
          </table:table-cell>
          <table:table-cell office:value-type="float" office:value="298857" calcext:value-type="float">
            <text:p>298857</text:p>
          </table:table-cell>
          <table:table-cell office:value-type="float" office:value="619798" calcext:value-type="float">
            <text:p>619798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29681" calcext:value-type="float">
            <text:p>29681</text:p>
          </table:table-cell>
          <table:table-cell office:value-type="float" office:value="307102" calcext:value-type="float">
            <text:p>307102</text:p>
          </table:table-cell>
          <table:table-cell office:value-type="float" office:value="647799" calcext:value-type="float">
            <text:p>647799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31055" calcext:value-type="float">
            <text:p>31055</text:p>
          </table:table-cell>
          <table:table-cell office:value-type="float" office:value="307814" calcext:value-type="float">
            <text:p>307814</text:p>
          </table:table-cell>
          <table:table-cell office:value-type="float" office:value="690506" calcext:value-type="float">
            <text:p>690506</text:p>
          </table:table-cell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float" office:value="32605" calcext:value-type="float">
            <text:p>32605</text:p>
          </table:table-cell>
          <table:table-cell office:value-type="float" office:value="329009" calcext:value-type="float">
            <text:p>329009</text:p>
          </table:table-cell>
          <table:table-cell office:value-type="float" office:value="746841" calcext:value-type="float">
            <text:p>746841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32852" calcext:value-type="float">
            <text:p>32852</text:p>
          </table:table-cell>
          <table:table-cell office:value-type="float" office:value="333194" calcext:value-type="float">
            <text:p>333194</text:p>
          </table:table-cell>
          <table:table-cell office:value-type="float" office:value="857485" calcext:value-type="float">
            <text:p>857485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32870" calcext:value-type="float">
            <text:p>32870</text:p>
          </table:table-cell>
          <table:table-cell office:value-type="float" office:value="401905" calcext:value-type="float">
            <text:p>401905</text:p>
          </table:table-cell>
          <table:table-cell office:value-type="float" office:value="891254" calcext:value-type="float">
            <text:p>891254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34492" calcext:value-type="float">
            <text:p>34492</text:p>
          </table:table-cell>
          <table:table-cell office:value-type="float" office:value="407588" calcext:value-type="float">
            <text:p>407588</text:p>
          </table:table-cell>
          <table:table-cell office:value-type="float" office:value="911102" calcext:value-type="float">
            <text:p>911102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40698" calcext:value-type="float">
            <text:p>40698</text:p>
          </table:table-cell>
          <table:table-cell office:value-type="float" office:value="419880" calcext:value-type="float">
            <text:p>419880</text:p>
          </table:table-cell>
          <table:table-cell office:value-type="float" office:value="1000426" calcext:value-type="float">
            <text:p>1000426</text:p>
          </table:table-cell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float" office:value="45389" calcext:value-type="float">
            <text:p>45389</text:p>
          </table:table-cell>
          <table:table-cell office:value-type="float" office:value="434046" calcext:value-type="float">
            <text:p>434046</text:p>
          </table:table-cell>
          <table:table-cell office:value-type="float" office:value="1004082" calcext:value-type="float">
            <text:p>1004082</text:p>
          </table:table-cell>
        </table:table-row>
        <table:table-row table:style-name="ro1">
          <table:table-cell office:value-type="float" office:value="14958" calcext:value-type="float">
            <text:p>14958</text:p>
          </table:table-cell>
          <table:table-cell office:value-type="float" office:value="46218" calcext:value-type="float">
            <text:p>46218</text:p>
          </table:table-cell>
          <table:table-cell office:value-type="float" office:value="447198" calcext:value-type="float">
            <text:p>447198</text:p>
          </table:table-cell>
          <table:table-cell office:value-type="float" office:value="1080438" calcext:value-type="float">
            <text:p>1080438</text:p>
          </table:table-cell>
        </table:table-row>
        <table:table-row table:style-name="ro1">
          <table:table-cell office:value-type="float" office:value="16953" calcext:value-type="float">
            <text:p>16953</text:p>
          </table:table-cell>
          <table:table-cell office:value-type="float" office:value="46710" calcext:value-type="float">
            <text:p>46710</text:p>
          </table:table-cell>
          <table:table-cell office:value-type="float" office:value="480041" calcext:value-type="float">
            <text:p>480041</text:p>
          </table:table-cell>
          <table:table-cell office:value-type="float" office:value="1205123" calcext:value-type="float">
            <text:p>1205123</text:p>
          </table:table-cell>
        </table:table-row>
        <table:table-row table:style-name="ro1">
          <table:table-cell office:value-type="float" office:value="16973" calcext:value-type="float">
            <text:p>16973</text:p>
          </table:table-cell>
          <table:table-cell office:value-type="float" office:value="50345" calcext:value-type="float">
            <text:p>50345</text:p>
          </table:table-cell>
          <table:table-cell office:value-type="float" office:value="504438" calcext:value-type="float">
            <text:p>504438</text:p>
          </table:table-cell>
          <table:table-cell office:value-type="float" office:value="1285447" calcext:value-type="float">
            <text:p>1285447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  <table:table-cell office:value-type="float" office:value="51058" calcext:value-type="float">
            <text:p>51058</text:p>
          </table:table-cell>
          <table:table-cell office:value-type="float" office:value="525066" calcext:value-type="float">
            <text:p>525066</text:p>
          </table:table-cell>
          <table:table-cell office:value-type="float" office:value="1406239" calcext:value-type="float">
            <text:p>1406239</text:p>
          </table:table-cell>
        </table:table-row>
        <table:table-row table:style-name="ro1">
          <table:table-cell office:value-type="float" office:value="23329" calcext:value-type="float">
            <text:p>23329</text:p>
          </table:table-cell>
          <table:table-cell office:value-type="float" office:value="56081" calcext:value-type="float">
            <text:p>56081</text:p>
          </table:table-cell>
          <table:table-cell office:value-type="float" office:value="549583" calcext:value-type="float">
            <text:p>549583</text:p>
          </table:table-cell>
          <table:table-cell office:value-type="float" office:value="1539242" calcext:value-type="float">
            <text:p>1539242</text:p>
          </table:table-cell>
        </table:table-row>
        <table:table-row table:style-name="ro1">
          <table:table-cell office:value-type="float" office:value="23398" calcext:value-type="float">
            <text:p>23398</text:p>
          </table:table-cell>
          <table:table-cell office:value-type="float" office:value="61457" calcext:value-type="float">
            <text:p>61457</text:p>
          </table:table-cell>
          <table:table-cell office:value-type="float" office:value="556273" calcext:value-type="float">
            <text:p>556273</text:p>
          </table:table-cell>
          <table:table-cell office:value-type="float" office:value="1783261" calcext:value-type="float">
            <text:p>1783261</text:p>
          </table:table-cell>
        </table:table-row>
        <table:table-row table:style-name="ro1">
          <table:table-cell office:value-type="float" office:value="26427" calcext:value-type="float">
            <text:p>26427</text:p>
          </table:table-cell>
          <table:table-cell office:value-type="float" office:value="61808" calcext:value-type="float">
            <text:p>61808</text:p>
          </table:table-cell>
          <table:table-cell office:value-type="float" office:value="598490" calcext:value-type="float">
            <text:p>598490</text:p>
          </table:table-cell>
          <table:table-cell office:value-type="float" office:value="1886020" calcext:value-type="float">
            <text:p>1886020</text:p>
          </table:table-cell>
        </table:table-row>
        <table:table-row table:style-name="ro1">
          <table:table-cell office:value-type="float" office:value="30580" calcext:value-type="float">
            <text:p>30580</text:p>
          </table:table-cell>
          <table:table-cell office:value-type="float" office:value="63144" calcext:value-type="float">
            <text:p>63144</text:p>
          </table:table-cell>
          <table:table-cell office:value-type="float" office:value="625222" calcext:value-type="float">
            <text:p>625222</text:p>
          </table:table-cell>
          <table:table-cell office:value-type="float" office:value="1921545" calcext:value-type="float">
            <text:p>1921545</text:p>
          </table:table-cell>
        </table:table-row>
        <table:table-row table:style-name="ro1">
          <table:table-cell office:value-type="float" office:value="30772" calcext:value-type="float">
            <text:p>30772</text:p>
          </table:table-cell>
          <table:table-cell office:value-type="float" office:value="63787" calcext:value-type="float">
            <text:p>63787</text:p>
          </table:table-cell>
          <table:table-cell office:value-type="float" office:value="630795" calcext:value-type="float">
            <text:p>630795</text:p>
          </table:table-cell>
          <table:table-cell office:value-type="float" office:value="1923715" calcext:value-type="float">
            <text:p>1923715</text:p>
          </table:table-cell>
        </table:table-row>
        <table:table-row table:style-name="ro1">
          <table:table-cell office:value-type="float" office:value="31262" calcext:value-type="float">
            <text:p>31262</text:p>
          </table:table-cell>
          <table:table-cell office:value-type="float" office:value="64821" calcext:value-type="float">
            <text:p>64821</text:p>
          </table:table-cell>
          <table:table-cell office:value-type="float" office:value="664392" calcext:value-type="float">
            <text:p>664392</text:p>
          </table:table-cell>
          <table:table-cell office:value-type="float" office:value="2052314" calcext:value-type="float">
            <text:p>2052314</text:p>
          </table:table-cell>
        </table:table-row>
        <table:table-row table:style-name="ro1">
          <table:table-cell office:value-type="float" office:value="33617" calcext:value-type="float">
            <text:p>33617</text:p>
          </table:table-cell>
          <table:table-cell office:value-type="float" office:value="69878" calcext:value-type="float">
            <text:p>69878</text:p>
          </table:table-cell>
          <table:table-cell office:value-type="float" office:value="756118" calcext:value-type="float">
            <text:p>756118</text:p>
          </table:table-cell>
          <table:table-cell office:value-type="float" office:value="2189699" calcext:value-type="float">
            <text:p>2189699</text:p>
          </table:table-cell>
        </table:table-row>
        <table:table-row table:style-name="ro1">
          <table:table-cell office:value-type="float" office:value="33633" calcext:value-type="float">
            <text:p>33633</text:p>
          </table:table-cell>
          <table:table-cell office:value-type="float" office:value="70954" calcext:value-type="float">
            <text:p>70954</text:p>
          </table:table-cell>
          <table:table-cell office:value-type="float" office:value="821150" calcext:value-type="float">
            <text:p>821150</text:p>
          </table:table-cell>
          <table:table-cell office:value-type="float" office:value="2312612" calcext:value-type="float">
            <text:p>2312612</text:p>
          </table:table-cell>
        </table:table-row>
        <table:table-row table:style-name="ro1">
          <table:table-cell office:value-type="float" office:value="37155" calcext:value-type="float">
            <text:p>37155</text:p>
          </table:table-cell>
          <table:table-cell office:value-type="float" office:value="83082" calcext:value-type="float">
            <text:p>83082</text:p>
          </table:table-cell>
          <table:table-cell office:value-type="float" office:value="862780" calcext:value-type="float">
            <text:p>862780</text:p>
          </table:table-cell>
          <table:table-cell office:value-type="float" office:value="2476633" calcext:value-type="float">
            <text:p>2476633</text:p>
          </table:table-cell>
        </table:table-row>
        <table:table-row table:style-name="ro1">
          <table:table-cell office:value-type="float" office:value="37302" calcext:value-type="float">
            <text:p>37302</text:p>
          </table:table-cell>
          <table:table-cell office:value-type="float" office:value="85488" calcext:value-type="float">
            <text:p>85488</text:p>
          </table:table-cell>
          <table:table-cell office:value-type="float" office:value="867228" calcext:value-type="float">
            <text:p>867228</text:p>
          </table:table-cell>
          <table:table-cell office:value-type="float" office:value="3004701" calcext:value-type="float">
            <text:p>3004701</text:p>
          </table:table-cell>
        </table:table-row>
        <table:table-row table:style-name="ro1">
          <table:table-cell office:value-type="float" office:value="49613" calcext:value-type="float">
            <text:p>49613</text:p>
          </table:table-cell>
          <table:table-cell office:value-type="float" office:value="106552" calcext:value-type="float">
            <text:p>106552</text:p>
          </table:table-cell>
          <table:table-cell office:value-type="float" office:value="903168" calcext:value-type="float">
            <text:p>903168</text:p>
          </table:table-cell>
          <table:table-cell office:value-type="float" office:value="3377113" calcext:value-type="float">
            <text:p>3377113</text:p>
          </table:table-cell>
        </table:table-row>
        <table:table-row table:style-name="ro1">
          <table:table-cell office:value-type="float" office:value="55865" calcext:value-type="float">
            <text:p>55865</text:p>
          </table:table-cell>
          <table:table-cell office:value-type="float" office:value="106997" calcext:value-type="float">
            <text:p>106997</text:p>
          </table:table-cell>
          <table:table-cell office:value-type="float" office:value="904799" calcext:value-type="float">
            <text:p>904799</text:p>
          </table:table-cell>
          <table:table-cell office:value-type="float" office:value="3402687" calcext:value-type="float">
            <text:p>3402687</text:p>
          </table:table-cell>
        </table:table-row>
        <table:table-row table:style-name="ro1">
          <table:table-cell office:value-type="float" office:value="89455" calcext:value-type="float">
            <text:p>89455</text:p>
          </table:table-cell>
          <table:table-cell office:value-type="float" office:value="112860" calcext:value-type="float">
            <text:p>112860</text:p>
          </table:table-cell>
          <table:table-cell office:value-type="float" office:value="1328500" calcext:value-type="float">
            <text:p>1328500</text:p>
          </table:table-cell>
          <table:table-cell office:value-type="float" office:value="4514954" calcext:value-type="float">
            <text:p>451495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5237" calcext:value-type="float">
            <text:p>35237</text:p>
          </table:table-cell>
          <table:table-cell office:value-type="float" office:value="28786" calcext:value-type="float">
            <text:p>28786</text:p>
          </table:table-cell>
          <table:table-cell office:value-type="float" office:value="647833" calcext:value-type="float">
            <text:p>647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3:20:47.876902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1:35:30.401915481</meta:creation-date>
    <dc:date>2021-10-28T13:39:48.429550317</dc:date>
    <meta:editing-duration>PT20H42M33S</meta:editing-duration>
    <meta:editing-cycles>4</meta:editing-cycles>
    <meta:generator>LibreOffice/6.4.7.2$Linux_X86_64 LibreOffice_project/40$Build-2</meta:generator>
    <meta:document-statistic meta:table-count="1" meta:cell-count="3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345cm" svg:height="29.833cm" xlink:href=".." xlink:type="simple" chart:class="chart:line" chart:style-name="ch1">
        <chart:title svg:x="10.646cm" svg:y="0.732cm" chart:style-name="ch2">
          <text:p>Function Calls to Solve Each Board for Different Starting Position</text:p>
        </chart:title>
        <chart:legend chart:legend-position="end" svg:x="32.055cm" svg:y="13.87cm" style:legend-expansion="high" chart:style-name="ch3"/>
        <chart:plot-area chart:style-name="ch4" table:cell-range-address="Sheet1.A1:Sheet1.D81" chart:data-source-has-labels="row" svg:x="1.697cm" svg:y="2.107cm" svg:width="29.672cm" svg:height="26.149cm">
          <chartooo:coordinate-region svg:x="3.43cm" svg:y="2.306cm" svg:width="27.939cm" svg:height="25.158cm"/>
          <chart:axis chart:dimension="x" chart:name="primary-x" chart:style-name="ch5">
            <chart:title svg:x="12.785cm" svg:y="28.852cm" chart:style-name="ch6">
              <text:p>Starting Position (ascending order of calls required)</text:p>
            </chart:title>
          </chart:axis>
          <chart:axis chart:dimension="y" chart:name="primary-y" chart:style-name="ch7">
            <chart:title svg:x="0.451cm" svg:y="17.223cm" chart:style-name="ch8">
              <text:p>log(Function Calls to Solve)</text:p>
            </chart:title>
            <chart:grid chart:style-name="ch9" chart:class="major"/>
          </chart:axis>
          <chart:series chart:style-name="ch10" chart:values-cell-range-address="Sheet1.A2:Sheet1.A81" chart:label-cell-address="Sheet1.A1:Sheet1.A1" chart:class="chart:line">
            <chart:data-point chart:repeated="80"/>
          </chart:series>
          <chart:series chart:style-name="ch11" chart:values-cell-range-address="Sheet1.B2:Sheet1.B81" chart:label-cell-address="Sheet1.B1:Sheet1.B1" chart:class="chart:line">
            <chart:data-point chart:repeated="80"/>
          </chart:series>
          <chart:series chart:style-name="ch12" chart:values-cell-range-address="Sheet1.C2:Sheet1.C81" chart:label-cell-address="Sheet1.C1:Sheet1.C1" chart:class="chart:line">
            <chart:data-point chart:repeated="80"/>
          </chart:series>
          <chart:series chart:style-name="ch13" chart:values-cell-range-address="Sheet1.D2:Sheet1.D81" chart:label-cell-address="Sheet1.D1:Sheet1.D1" chart:class="chart:line">
            <chart:data-point chart:repeated="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y</text:p>
                <draw:g>
                  <svg:desc>Sheet1.A1:Sheet1.A1</svg:desc>
                </draw:g>
              </table:table-cell>
              <table:table-cell office:value-type="string">
                <text:p>Medium</text:p>
                <draw:g>
                  <svg:desc>Sheet1.B1:Sheet1.B1</svg:desc>
                </draw:g>
              </table:table-cell>
              <table:table-cell office:value-type="string">
                <text:p>Mystery 1</text:p>
                <draw:g>
                  <svg:desc>Sheet1.C1:Sheet1.C1</svg:desc>
                </draw:g>
              </table:table-cell>
              <table:table-cell office:value-type="string">
                <text:p>Mystery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">
                <text:p>203</text:p>
                <draw:g>
                  <svg:desc>Sheet1.A2:Sheet1.A81</svg:desc>
                </draw:g>
              </table:table-cell>
              <table:table-cell office:value-type="float" office:value="244">
                <text:p>244</text:p>
                <draw:g>
                  <svg:desc>Sheet1.B2:Sheet1.B81</svg:desc>
                </draw:g>
              </table:table-cell>
              <table:table-cell office:value-type="float" office:value="9106">
                <text:p>9106</text:p>
                <draw:g>
                  <svg:desc>Sheet1.C2:Sheet1.C81</svg:desc>
                </draw:g>
              </table:table-cell>
              <table:table-cell office:value-type="float" office:value="2397">
                <text:p>2397</text:p>
                <draw:g>
                  <svg:desc>Sheet1.D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">
                <text:p>346</text:p>
              </table:table-cell>
              <table:table-cell office:value-type="float" office:value="759">
                <text:p>759</text:p>
              </table:table-cell>
              <table:table-cell office:value-type="float" office:value="16857">
                <text:p>1685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770">
                <text:p>770</text:p>
              </table:table-cell>
              <table:table-cell office:value-type="float" office:value="20031">
                <text:p>2003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">
                <text:p>403</text:p>
              </table:table-cell>
              <table:table-cell office:value-type="float" office:value="919">
                <text:p>919</text:p>
              </table:table-cell>
              <table:table-cell office:value-type="float" office:value="22483">
                <text:p>22483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  <table:table-cell office:value-type="float" office:value="1241">
                <text:p>1241</text:p>
              </table:table-cell>
              <table:table-cell office:value-type="float" office:value="23552">
                <text:p>23552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7">
                <text:p>467</text:p>
              </table:table-cell>
              <table:table-cell office:value-type="float" office:value="1505">
                <text:p>1505</text:p>
              </table:table-cell>
              <table:table-cell office:value-type="float" office:value="23565">
                <text:p>2356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">
                <text:p>546</text:p>
              </table:table-cell>
              <table:table-cell office:value-type="float" office:value="1831">
                <text:p>1831</text:p>
              </table:table-cell>
              <table:table-cell office:value-type="float" office:value="25130">
                <text:p>25130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2">
                <text:p>622</text:p>
              </table:table-cell>
              <table:table-cell office:value-type="float" office:value="1840">
                <text:p>1840</text:p>
              </table:table-cell>
              <table:table-cell office:value-type="float" office:value="27393">
                <text:p>27393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">
                <text:p>727</text:p>
              </table:table-cell>
              <table:table-cell office:value-type="float" office:value="2128">
                <text:p>2128</text:p>
              </table:table-cell>
              <table:table-cell office:value-type="float" office:value="28642">
                <text:p>28642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">
                <text:p>757</text:p>
              </table:table-cell>
              <table:table-cell office:value-type="float" office:value="2399">
                <text:p>2399</text:p>
              </table:table-cell>
              <table:table-cell office:value-type="float" office:value="29579">
                <text:p>29579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3061">
                <text:p>3061</text:p>
              </table:table-cell>
              <table:table-cell office:value-type="float" office:value="34470">
                <text:p>34470</text:p>
              </table:table-cell>
              <table:table-cell office:value-type="float" office:value="8973">
                <text:p>8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8">
                <text:p>888</text:p>
              </table:table-cell>
              <table:table-cell office:value-type="float" office:value="3755">
                <text:p>3755</text:p>
              </table:table-cell>
              <table:table-cell office:value-type="float" office:value="36050">
                <text:p>36050</text:p>
              </table:table-cell>
              <table:table-cell office:value-type="float" office:value="10646">
                <text:p>10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9">
                <text:p>959</text:p>
              </table:table-cell>
              <table:table-cell office:value-type="float" office:value="3960">
                <text:p>3960</text:p>
              </table:table-cell>
              <table:table-cell office:value-type="float" office:value="37215">
                <text:p>37215</text:p>
              </table:table-cell>
              <table:table-cell office:value-type="float" office:value="12397">
                <text:p>12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7">
                <text:p>1087</text:p>
              </table:table-cell>
              <table:table-cell office:value-type="float" office:value="4094">
                <text:p>4094</text:p>
              </table:table-cell>
              <table:table-cell office:value-type="float" office:value="37649">
                <text:p>37649</text:p>
              </table:table-cell>
              <table:table-cell office:value-type="float" office:value="14155">
                <text:p>14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5">
                <text:p>1355</text:p>
              </table:table-cell>
              <table:table-cell office:value-type="float" office:value="4114">
                <text:p>4114</text:p>
              </table:table-cell>
              <table:table-cell office:value-type="float" office:value="39287">
                <text:p>39287</text:p>
              </table:table-cell>
              <table:table-cell office:value-type="float" office:value="15699">
                <text:p>15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7">
                <text:p>1447</text:p>
              </table:table-cell>
              <table:table-cell office:value-type="float" office:value="4654">
                <text:p>4654</text:p>
              </table:table-cell>
              <table:table-cell office:value-type="float" office:value="40938">
                <text:p>40938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0">
                <text:p>1510</text:p>
              </table:table-cell>
              <table:table-cell office:value-type="float" office:value="4868">
                <text:p>4868</text:p>
              </table:table-cell>
              <table:table-cell office:value-type="float" office:value="42809">
                <text:p>42809</text:p>
              </table:table-cell>
              <table:table-cell office:value-type="float" office:value="17062">
                <text:p>17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0">
                <text:p>1520</text:p>
              </table:table-cell>
              <table:table-cell office:value-type="float" office:value="5129">
                <text:p>5129</text:p>
              </table:table-cell>
              <table:table-cell office:value-type="float" office:value="43160">
                <text:p>43160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0">
                <text:p>1610</text:p>
              </table:table-cell>
              <table:table-cell office:value-type="float" office:value="5214">
                <text:p>5214</text:p>
              </table:table-cell>
              <table:table-cell office:value-type="float" office:value="43540">
                <text:p>43540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2">
                <text:p>1692</text:p>
              </table:table-cell>
              <table:table-cell office:value-type="float" office:value="6270">
                <text:p>6270</text:p>
              </table:table-cell>
              <table:table-cell office:value-type="float" office:value="45982">
                <text:p>45982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2">
                <text:p>1702</text:p>
              </table:table-cell>
              <table:table-cell office:value-type="float" office:value="7468">
                <text:p>7468</text:p>
              </table:table-cell>
              <table:table-cell office:value-type="float" office:value="47082">
                <text:p>47082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5">
                <text:p>1715</text:p>
              </table:table-cell>
              <table:table-cell office:value-type="float" office:value="8293">
                <text:p>8293</text:p>
              </table:table-cell>
              <table:table-cell office:value-type="float" office:value="48076">
                <text:p>48076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3">
                <text:p>1723</text:p>
              </table:table-cell>
              <table:table-cell office:value-type="float" office:value="8625">
                <text:p>8625</text:p>
              </table:table-cell>
              <table:table-cell office:value-type="float" office:value="48772">
                <text:p>48772</text:p>
              </table:table-cell>
              <table:table-cell office:value-type="float" office:value="27801">
                <text:p>27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1">
                <text:p>1851</text:p>
              </table:table-cell>
              <table:table-cell office:value-type="float" office:value="8974">
                <text:p>8974</text:p>
              </table:table-cell>
              <table:table-cell office:value-type="float" office:value="49158">
                <text:p>49158</text:p>
              </table:table-cell>
              <table:table-cell office:value-type="float" office:value="29268">
                <text:p>29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8">
                <text:p>1928</text:p>
              </table:table-cell>
              <table:table-cell office:value-type="float" office:value="9179">
                <text:p>9179</text:p>
              </table:table-cell>
              <table:table-cell office:value-type="float" office:value="52383">
                <text:p>52383</text:p>
              </table:table-cell>
              <table:table-cell office:value-type="float" office:value="29669">
                <text:p>29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">
                <text:p>2007</text:p>
              </table:table-cell>
              <table:table-cell office:value-type="float" office:value="9702">
                <text:p>9702</text:p>
              </table:table-cell>
              <table:table-cell office:value-type="float" office:value="52612">
                <text:p>52612</text:p>
              </table:table-cell>
              <table:table-cell office:value-type="float" office:value="41665">
                <text:p>41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8">
                <text:p>2058</text:p>
              </table:table-cell>
              <table:table-cell office:value-type="float" office:value="9936">
                <text:p>9936</text:p>
              </table:table-cell>
              <table:table-cell office:value-type="float" office:value="53036">
                <text:p>53036</text:p>
              </table:table-cell>
              <table:table-cell office:value-type="float" office:value="42339">
                <text:p>42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7">
                <text:p>2157</text:p>
              </table:table-cell>
              <table:table-cell office:value-type="float" office:value="9942">
                <text:p>9942</text:p>
              </table:table-cell>
              <table:table-cell office:value-type="float" office:value="53269">
                <text:p>53269</text:p>
              </table:table-cell>
              <table:table-cell office:value-type="float" office:value="42557">
                <text:p>42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8">
                <text:p>2158</text:p>
              </table:table-cell>
              <table:table-cell office:value-type="float" office:value="9991">
                <text:p>9991</text:p>
              </table:table-cell>
              <table:table-cell office:value-type="float" office:value="53813">
                <text:p>53813</text:p>
              </table:table-cell>
              <table:table-cell office:value-type="float" office:value="49711">
                <text:p>49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2">
                <text:p>2232</text:p>
              </table:table-cell>
              <table:table-cell office:value-type="float" office:value="10017">
                <text:p>10017</text:p>
              </table:table-cell>
              <table:table-cell office:value-type="float" office:value="56535">
                <text:p>56535</text:p>
              </table:table-cell>
              <table:table-cell office:value-type="float" office:value="56816">
                <text:p>5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6">
                <text:p>2286</text:p>
              </table:table-cell>
              <table:table-cell office:value-type="float" office:value="10587">
                <text:p>10587</text:p>
              </table:table-cell>
              <table:table-cell office:value-type="float" office:value="66155">
                <text:p>66155</text:p>
              </table:table-cell>
              <table:table-cell office:value-type="float" office:value="57186">
                <text:p>57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0">
                <text:p>2520</text:p>
              </table:table-cell>
              <table:table-cell office:value-type="float" office:value="11654">
                <text:p>11654</text:p>
              </table:table-cell>
              <table:table-cell office:value-type="float" office:value="67337">
                <text:p>67337</text:p>
              </table:table-cell>
              <table:table-cell office:value-type="float" office:value="59821">
                <text:p>59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5">
                <text:p>2655</text:p>
              </table:table-cell>
              <table:table-cell office:value-type="float" office:value="12605">
                <text:p>12605</text:p>
              </table:table-cell>
              <table:table-cell office:value-type="float" office:value="72515">
                <text:p>72515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76">
                <text:p>2676</text:p>
              </table:table-cell>
              <table:table-cell office:value-type="float" office:value="12743">
                <text:p>12743</text:p>
              </table:table-cell>
              <table:table-cell office:value-type="float" office:value="86016">
                <text:p>86016</text:p>
              </table:table-cell>
              <table:table-cell office:value-type="float" office:value="63396">
                <text:p>63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9">
                <text:p>2879</text:p>
              </table:table-cell>
              <table:table-cell office:value-type="float" office:value="14773">
                <text:p>14773</text:p>
              </table:table-cell>
              <table:table-cell office:value-type="float" office:value="99357">
                <text:p>99357</text:p>
              </table:table-cell>
              <table:table-cell office:value-type="float" office:value="63634">
                <text:p>63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8">
                <text:p>2968</text:p>
              </table:table-cell>
              <table:table-cell office:value-type="float" office:value="15159">
                <text:p>15159</text:p>
              </table:table-cell>
              <table:table-cell office:value-type="float" office:value="102100">
                <text:p>102100</text:p>
              </table:table-cell>
              <table:table-cell office:value-type="float" office:value="64613">
                <text:p>6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6">
                <text:p>3076</text:p>
              </table:table-cell>
              <table:table-cell office:value-type="float" office:value="15366">
                <text:p>15366</text:p>
              </table:table-cell>
              <table:table-cell office:value-type="float" office:value="116335">
                <text:p>116335</text:p>
              </table:table-cell>
              <table:table-cell office:value-type="float" office:value="64939">
                <text:p>64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0">
                <text:p>3130</text:p>
              </table:table-cell>
              <table:table-cell office:value-type="float" office:value="16550">
                <text:p>16550</text:p>
              </table:table-cell>
              <table:table-cell office:value-type="float" office:value="129372">
                <text:p>129372</text:p>
              </table:table-cell>
              <table:table-cell office:value-type="float" office:value="78181">
                <text:p>78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60">
                <text:p>3560</text:p>
              </table:table-cell>
              <table:table-cell office:value-type="float" office:value="16613">
                <text:p>16613</text:p>
              </table:table-cell>
              <table:table-cell office:value-type="float" office:value="130103">
                <text:p>130103</text:p>
              </table:table-cell>
              <table:table-cell office:value-type="float" office:value="79002">
                <text:p>79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25">
                <text:p>5225</text:p>
              </table:table-cell>
              <table:table-cell office:value-type="float" office:value="17678">
                <text:p>17678</text:p>
              </table:table-cell>
              <table:table-cell office:value-type="float" office:value="132975">
                <text:p>132975</text:p>
              </table:table-cell>
              <table:table-cell office:value-type="float" office:value="86864">
                <text:p>86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30">
                <text:p>5230</text:p>
              </table:table-cell>
              <table:table-cell office:value-type="float" office:value="17945">
                <text:p>17945</text:p>
              </table:table-cell>
              <table:table-cell office:value-type="float" office:value="134684">
                <text:p>134684</text:p>
              </table:table-cell>
              <table:table-cell office:value-type="float" office:value="93618">
                <text:p>93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0">
                <text:p>5250</text:p>
              </table:table-cell>
              <table:table-cell office:value-type="float" office:value="18872">
                <text:p>18872</text:p>
              </table:table-cell>
              <table:table-cell office:value-type="float" office:value="140648">
                <text:p>140648</text:p>
              </table:table-cell>
              <table:table-cell office:value-type="float" office:value="104602">
                <text:p>104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94">
                <text:p>6094</text:p>
              </table:table-cell>
              <table:table-cell office:value-type="float" office:value="19903">
                <text:p>19903</text:p>
              </table:table-cell>
              <table:table-cell office:value-type="float" office:value="161692">
                <text:p>161692</text:p>
              </table:table-cell>
              <table:table-cell office:value-type="float" office:value="111227">
                <text:p>111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34">
                <text:p>6334</text:p>
              </table:table-cell>
              <table:table-cell office:value-type="float" office:value="20393">
                <text:p>20393</text:p>
              </table:table-cell>
              <table:table-cell office:value-type="float" office:value="185731">
                <text:p>185731</text:p>
              </table:table-cell>
              <table:table-cell office:value-type="float" office:value="156018">
                <text:p>156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04">
                <text:p>7304</text:p>
              </table:table-cell>
              <table:table-cell office:value-type="float" office:value="21288">
                <text:p>21288</text:p>
              </table:table-cell>
              <table:table-cell office:value-type="float" office:value="214591">
                <text:p>214591</text:p>
              </table:table-cell>
              <table:table-cell office:value-type="float" office:value="227781">
                <text:p>227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44">
                <text:p>7744</text:p>
              </table:table-cell>
              <table:table-cell office:value-type="float" office:value="22013">
                <text:p>22013</text:p>
              </table:table-cell>
              <table:table-cell office:value-type="float" office:value="221004">
                <text:p>221004</text:p>
              </table:table-cell>
              <table:table-cell office:value-type="float" office:value="246683">
                <text:p>246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56">
                <text:p>8056</text:p>
              </table:table-cell>
              <table:table-cell office:value-type="float" office:value="22858">
                <text:p>22858</text:p>
              </table:table-cell>
              <table:table-cell office:value-type="float" office:value="232713">
                <text:p>232713</text:p>
              </table:table-cell>
              <table:table-cell office:value-type="float" office:value="281066">
                <text:p>281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48">
                <text:p>8548</text:p>
              </table:table-cell>
              <table:table-cell office:value-type="float" office:value="23859">
                <text:p>23859</text:p>
              </table:table-cell>
              <table:table-cell office:value-type="float" office:value="238068">
                <text:p>238068</text:p>
              </table:table-cell>
              <table:table-cell office:value-type="float" office:value="283402">
                <text:p>283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53">
                <text:p>8753</text:p>
              </table:table-cell>
              <table:table-cell office:value-type="float" office:value="24515">
                <text:p>24515</text:p>
              </table:table-cell>
              <table:table-cell office:value-type="float" office:value="243827">
                <text:p>243827</text:p>
              </table:table-cell>
              <table:table-cell office:value-type="float" office:value="336370">
                <text:p>3363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19">
                <text:p>9019</text:p>
              </table:table-cell>
              <table:table-cell office:value-type="float" office:value="26233">
                <text:p>26233</text:p>
              </table:table-cell>
              <table:table-cell office:value-type="float" office:value="249790">
                <text:p>249790</text:p>
              </table:table-cell>
              <table:table-cell office:value-type="float" office:value="347014">
                <text:p>347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59">
                <text:p>9259</text:p>
              </table:table-cell>
              <table:table-cell office:value-type="float" office:value="26386">
                <text:p>26386</text:p>
              </table:table-cell>
              <table:table-cell office:value-type="float" office:value="259215">
                <text:p>259215</text:p>
              </table:table-cell>
              <table:table-cell office:value-type="float" office:value="375425">
                <text:p>375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66">
                <text:p>9266</text:p>
              </table:table-cell>
              <table:table-cell office:value-type="float" office:value="26465">
                <text:p>26465</text:p>
              </table:table-cell>
              <table:table-cell office:value-type="float" office:value="280141">
                <text:p>280141</text:p>
              </table:table-cell>
              <table:table-cell office:value-type="float" office:value="389203">
                <text:p>389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28">
                <text:p>9728</text:p>
              </table:table-cell>
              <table:table-cell office:value-type="float" office:value="26876">
                <text:p>26876</text:p>
              </table:table-cell>
              <table:table-cell office:value-type="float" office:value="285738">
                <text:p>285738</text:p>
              </table:table-cell>
              <table:table-cell office:value-type="float" office:value="522578">
                <text:p>522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95">
                <text:p>10095</text:p>
              </table:table-cell>
              <table:table-cell office:value-type="float" office:value="29270">
                <text:p>29270</text:p>
              </table:table-cell>
              <table:table-cell office:value-type="float" office:value="298686">
                <text:p>298686</text:p>
              </table:table-cell>
              <table:table-cell office:value-type="float" office:value="574354">
                <text:p>574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11">
                <text:p>10111</text:p>
              </table:table-cell>
              <table:table-cell office:value-type="float" office:value="29308">
                <text:p>29308</text:p>
              </table:table-cell>
              <table:table-cell office:value-type="float" office:value="298857">
                <text:p>298857</text:p>
              </table:table-cell>
              <table:table-cell office:value-type="float" office:value="619798">
                <text:p>6197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44">
                <text:p>10344</text:p>
              </table:table-cell>
              <table:table-cell office:value-type="float" office:value="29681">
                <text:p>29681</text:p>
              </table:table-cell>
              <table:table-cell office:value-type="float" office:value="307102">
                <text:p>307102</text:p>
              </table:table-cell>
              <table:table-cell office:value-type="float" office:value="647799">
                <text:p>647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01">
                <text:p>11001</text:p>
              </table:table-cell>
              <table:table-cell office:value-type="float" office:value="31055">
                <text:p>31055</text:p>
              </table:table-cell>
              <table:table-cell office:value-type="float" office:value="307814">
                <text:p>307814</text:p>
              </table:table-cell>
              <table:table-cell office:value-type="float" office:value="690506">
                <text:p>690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39">
                <text:p>11339</text:p>
              </table:table-cell>
              <table:table-cell office:value-type="float" office:value="32605">
                <text:p>32605</text:p>
              </table:table-cell>
              <table:table-cell office:value-type="float" office:value="329009">
                <text:p>329009</text:p>
              </table:table-cell>
              <table:table-cell office:value-type="float" office:value="746841">
                <text:p>746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85">
                <text:p>11585</text:p>
              </table:table-cell>
              <table:table-cell office:value-type="float" office:value="32852">
                <text:p>32852</text:p>
              </table:table-cell>
              <table:table-cell office:value-type="float" office:value="333194">
                <text:p>333194</text:p>
              </table:table-cell>
              <table:table-cell office:value-type="float" office:value="857485">
                <text:p>857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40">
                <text:p>12240</text:p>
              </table:table-cell>
              <table:table-cell office:value-type="float" office:value="32870">
                <text:p>32870</text:p>
              </table:table-cell>
              <table:table-cell office:value-type="float" office:value="401905">
                <text:p>401905</text:p>
              </table:table-cell>
              <table:table-cell office:value-type="float" office:value="891254">
                <text:p>891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80">
                <text:p>12280</text:p>
              </table:table-cell>
              <table:table-cell office:value-type="float" office:value="34492">
                <text:p>34492</text:p>
              </table:table-cell>
              <table:table-cell office:value-type="float" office:value="407588">
                <text:p>407588</text:p>
              </table:table-cell>
              <table:table-cell office:value-type="float" office:value="911102">
                <text:p>911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50">
                <text:p>12950</text:p>
              </table:table-cell>
              <table:table-cell office:value-type="float" office:value="40698">
                <text:p>40698</text:p>
              </table:table-cell>
              <table:table-cell office:value-type="float" office:value="419880">
                <text:p>419880</text:p>
              </table:table-cell>
              <table:table-cell office:value-type="float" office:value="1000426">
                <text:p>1000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28">
                <text:p>14428</text:p>
              </table:table-cell>
              <table:table-cell office:value-type="float" office:value="45389">
                <text:p>45389</text:p>
              </table:table-cell>
              <table:table-cell office:value-type="float" office:value="434046">
                <text:p>434046</text:p>
              </table:table-cell>
              <table:table-cell office:value-type="float" office:value="1004082">
                <text:p>1004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58">
                <text:p>14958</text:p>
              </table:table-cell>
              <table:table-cell office:value-type="float" office:value="46218">
                <text:p>46218</text:p>
              </table:table-cell>
              <table:table-cell office:value-type="float" office:value="447198">
                <text:p>447198</text:p>
              </table:table-cell>
              <table:table-cell office:value-type="float" office:value="1080438">
                <text:p>1080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53">
                <text:p>16953</text:p>
              </table:table-cell>
              <table:table-cell office:value-type="float" office:value="46710">
                <text:p>46710</text:p>
              </table:table-cell>
              <table:table-cell office:value-type="float" office:value="480041">
                <text:p>480041</text:p>
              </table:table-cell>
              <table:table-cell office:value-type="float" office:value="1205123">
                <text:p>1205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73">
                <text:p>16973</text:p>
              </table:table-cell>
              <table:table-cell office:value-type="float" office:value="50345">
                <text:p>50345</text:p>
              </table:table-cell>
              <table:table-cell office:value-type="float" office:value="504438">
                <text:p>504438</text:p>
              </table:table-cell>
              <table:table-cell office:value-type="float" office:value="1285447">
                <text:p>1285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90">
                <text:p>18890</text:p>
              </table:table-cell>
              <table:table-cell office:value-type="float" office:value="51058">
                <text:p>51058</text:p>
              </table:table-cell>
              <table:table-cell office:value-type="float" office:value="525066">
                <text:p>525066</text:p>
              </table:table-cell>
              <table:table-cell office:value-type="float" office:value="1406239">
                <text:p>1406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329">
                <text:p>23329</text:p>
              </table:table-cell>
              <table:table-cell office:value-type="float" office:value="56081">
                <text:p>56081</text:p>
              </table:table-cell>
              <table:table-cell office:value-type="float" office:value="549583">
                <text:p>549583</text:p>
              </table:table-cell>
              <table:table-cell office:value-type="float" office:value="1539242">
                <text:p>1539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398">
                <text:p>23398</text:p>
              </table:table-cell>
              <table:table-cell office:value-type="float" office:value="61457">
                <text:p>61457</text:p>
              </table:table-cell>
              <table:table-cell office:value-type="float" office:value="556273">
                <text:p>556273</text:p>
              </table:table-cell>
              <table:table-cell office:value-type="float" office:value="1783261">
                <text:p>1783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427">
                <text:p>26427</text:p>
              </table:table-cell>
              <table:table-cell office:value-type="float" office:value="61808">
                <text:p>61808</text:p>
              </table:table-cell>
              <table:table-cell office:value-type="float" office:value="598490">
                <text:p>598490</text:p>
              </table:table-cell>
              <table:table-cell office:value-type="float" office:value="1886020">
                <text:p>18860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80">
                <text:p>30580</text:p>
              </table:table-cell>
              <table:table-cell office:value-type="float" office:value="63144">
                <text:p>63144</text:p>
              </table:table-cell>
              <table:table-cell office:value-type="float" office:value="625222">
                <text:p>625222</text:p>
              </table:table-cell>
              <table:table-cell office:value-type="float" office:value="1921545">
                <text:p>1921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72">
                <text:p>30772</text:p>
              </table:table-cell>
              <table:table-cell office:value-type="float" office:value="63787">
                <text:p>63787</text:p>
              </table:table-cell>
              <table:table-cell office:value-type="float" office:value="630795">
                <text:p>630795</text:p>
              </table:table-cell>
              <table:table-cell office:value-type="float" office:value="1923715">
                <text:p>1923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62">
                <text:p>31262</text:p>
              </table:table-cell>
              <table:table-cell office:value-type="float" office:value="64821">
                <text:p>64821</text:p>
              </table:table-cell>
              <table:table-cell office:value-type="float" office:value="664392">
                <text:p>664392</text:p>
              </table:table-cell>
              <table:table-cell office:value-type="float" office:value="2052314">
                <text:p>20523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617">
                <text:p>33617</text:p>
              </table:table-cell>
              <table:table-cell office:value-type="float" office:value="69878">
                <text:p>69878</text:p>
              </table:table-cell>
              <table:table-cell office:value-type="float" office:value="756118">
                <text:p>756118</text:p>
              </table:table-cell>
              <table:table-cell office:value-type="float" office:value="2189699">
                <text:p>2189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633">
                <text:p>33633</text:p>
              </table:table-cell>
              <table:table-cell office:value-type="float" office:value="70954">
                <text:p>70954</text:p>
              </table:table-cell>
              <table:table-cell office:value-type="float" office:value="821150">
                <text:p>821150</text:p>
              </table:table-cell>
              <table:table-cell office:value-type="float" office:value="2312612">
                <text:p>2312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155">
                <text:p>37155</text:p>
              </table:table-cell>
              <table:table-cell office:value-type="float" office:value="83082">
                <text:p>83082</text:p>
              </table:table-cell>
              <table:table-cell office:value-type="float" office:value="862780">
                <text:p>862780</text:p>
              </table:table-cell>
              <table:table-cell office:value-type="float" office:value="2476633">
                <text:p>247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302">
                <text:p>37302</text:p>
              </table:table-cell>
              <table:table-cell office:value-type="float" office:value="85488">
                <text:p>85488</text:p>
              </table:table-cell>
              <table:table-cell office:value-type="float" office:value="867228">
                <text:p>867228</text:p>
              </table:table-cell>
              <table:table-cell office:value-type="float" office:value="3004701">
                <text:p>3004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613">
                <text:p>49613</text:p>
              </table:table-cell>
              <table:table-cell office:value-type="float" office:value="106552">
                <text:p>106552</text:p>
              </table:table-cell>
              <table:table-cell office:value-type="float" office:value="903168">
                <text:p>903168</text:p>
              </table:table-cell>
              <table:table-cell office:value-type="float" office:value="3377113">
                <text:p>3377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865">
                <text:p>55865</text:p>
              </table:table-cell>
              <table:table-cell office:value-type="float" office:value="106997">
                <text:p>106997</text:p>
              </table:table-cell>
              <table:table-cell office:value-type="float" office:value="904799">
                <text:p>904799</text:p>
              </table:table-cell>
              <table:table-cell office:value-type="float" office:value="3402687">
                <text:p>3402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455">
                <text:p>89455</text:p>
              </table:table-cell>
              <table:table-cell office:value-type="float" office:value="112860">
                <text:p>112860</text:p>
              </table:table-cell>
              <table:table-cell office:value-type="float" office:value="1328500">
                <text:p>1328500</text:p>
              </table:table-cell>
              <table:table-cell office:value-type="float" office:value="4514954">
                <text:p>4514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957cm" svg:height="30.195cm" xlink:href=".." xlink:type="simple" chart:class="chart:line" chart:style-name="ch1">
        <chart:legend chart:legend-position="end" svg:x="33.667cm" svg:y="14.051cm" style:legend-expansion="high" chart:style-name="ch2"/>
        <chart:plot-area chart:style-name="ch3" table:cell-range-address="Sheet1.A1:Sheet1.D81" chart:data-source-has-labels="row" svg:x="0.719cm" svg:y="0.603cm" svg:width="32.229cm" svg:height="28.989cm">
          <chartooo:coordinate-region svg:x="2.266cm" svg:y="0.803cm" svg:width="30.495cm" svg:height="28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1" chart:label-cell-address="Sheet1.A1:Sheet1.A1" chart:class="chart:line">
            <chart:data-point chart:repeated="80"/>
          </chart:series>
          <chart:series chart:style-name="ch7" chart:values-cell-range-address="Sheet1.B2:Sheet1.B81" chart:label-cell-address="Sheet1.B1:Sheet1.B1" chart:class="chart:line">
            <chart:data-point chart:repeated="80"/>
          </chart:series>
          <chart:series chart:style-name="ch8" chart:values-cell-range-address="Sheet1.C2:Sheet1.C81" chart:label-cell-address="Sheet1.C1:Sheet1.C1" chart:class="chart:line">
            <chart:data-point chart:repeated="80"/>
          </chart:series>
          <chart:series chart:style-name="ch9" chart:values-cell-range-address="Sheet1.D2:Sheet1.D81" chart:label-cell-address="Sheet1.D1:Sheet1.D1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y</text:p>
                <draw:g>
                  <svg:desc>Sheet1.A1:Sheet1.A1</svg:desc>
                </draw:g>
              </table:table-cell>
              <table:table-cell office:value-type="string">
                <text:p>Medium</text:p>
                <draw:g>
                  <svg:desc>Sheet1.B1:Sheet1.B1</svg:desc>
                </draw:g>
              </table:table-cell>
              <table:table-cell office:value-type="string">
                <text:p>Mystery 1</text:p>
                <draw:g>
                  <svg:desc>Sheet1.C1:Sheet1.C1</svg:desc>
                </draw:g>
              </table:table-cell>
              <table:table-cell office:value-type="string">
                <text:p>Mystery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">
                <text:p>203</text:p>
                <draw:g>
                  <svg:desc>Sheet1.A2:Sheet1.A81</svg:desc>
                </draw:g>
              </table:table-cell>
              <table:table-cell office:value-type="float" office:value="244">
                <text:p>244</text:p>
                <draw:g>
                  <svg:desc>Sheet1.B2:Sheet1.B81</svg:desc>
                </draw:g>
              </table:table-cell>
              <table:table-cell office:value-type="float" office:value="9106">
                <text:p>9106</text:p>
                <draw:g>
                  <svg:desc>Sheet1.C2:Sheet1.C81</svg:desc>
                </draw:g>
              </table:table-cell>
              <table:table-cell office:value-type="float" office:value="2397">
                <text:p>2397</text:p>
                <draw:g>
                  <svg:desc>Sheet1.D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">
                <text:p>346</text:p>
              </table:table-cell>
              <table:table-cell office:value-type="float" office:value="759">
                <text:p>759</text:p>
              </table:table-cell>
              <table:table-cell office:value-type="float" office:value="16857">
                <text:p>1685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770">
                <text:p>770</text:p>
              </table:table-cell>
              <table:table-cell office:value-type="float" office:value="20031">
                <text:p>2003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">
                <text:p>403</text:p>
              </table:table-cell>
              <table:table-cell office:value-type="float" office:value="919">
                <text:p>919</text:p>
              </table:table-cell>
              <table:table-cell office:value-type="float" office:value="22483">
                <text:p>22483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  <table:table-cell office:value-type="float" office:value="1241">
                <text:p>1241</text:p>
              </table:table-cell>
              <table:table-cell office:value-type="float" office:value="23552">
                <text:p>23552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7">
                <text:p>467</text:p>
              </table:table-cell>
              <table:table-cell office:value-type="float" office:value="1505">
                <text:p>1505</text:p>
              </table:table-cell>
              <table:table-cell office:value-type="float" office:value="23565">
                <text:p>2356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">
                <text:p>546</text:p>
              </table:table-cell>
              <table:table-cell office:value-type="float" office:value="1831">
                <text:p>1831</text:p>
              </table:table-cell>
              <table:table-cell office:value-type="float" office:value="25130">
                <text:p>25130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2">
                <text:p>622</text:p>
              </table:table-cell>
              <table:table-cell office:value-type="float" office:value="1840">
                <text:p>1840</text:p>
              </table:table-cell>
              <table:table-cell office:value-type="float" office:value="27393">
                <text:p>27393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">
                <text:p>727</text:p>
              </table:table-cell>
              <table:table-cell office:value-type="float" office:value="2128">
                <text:p>2128</text:p>
              </table:table-cell>
              <table:table-cell office:value-type="float" office:value="28642">
                <text:p>28642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">
                <text:p>757</text:p>
              </table:table-cell>
              <table:table-cell office:value-type="float" office:value="2399">
                <text:p>2399</text:p>
              </table:table-cell>
              <table:table-cell office:value-type="float" office:value="29579">
                <text:p>29579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3061">
                <text:p>3061</text:p>
              </table:table-cell>
              <table:table-cell office:value-type="float" office:value="34470">
                <text:p>34470</text:p>
              </table:table-cell>
              <table:table-cell office:value-type="float" office:value="8973">
                <text:p>8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8">
                <text:p>888</text:p>
              </table:table-cell>
              <table:table-cell office:value-type="float" office:value="3755">
                <text:p>3755</text:p>
              </table:table-cell>
              <table:table-cell office:value-type="float" office:value="36050">
                <text:p>36050</text:p>
              </table:table-cell>
              <table:table-cell office:value-type="float" office:value="10646">
                <text:p>10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9">
                <text:p>959</text:p>
              </table:table-cell>
              <table:table-cell office:value-type="float" office:value="3960">
                <text:p>3960</text:p>
              </table:table-cell>
              <table:table-cell office:value-type="float" office:value="37215">
                <text:p>37215</text:p>
              </table:table-cell>
              <table:table-cell office:value-type="float" office:value="12397">
                <text:p>12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7">
                <text:p>1087</text:p>
              </table:table-cell>
              <table:table-cell office:value-type="float" office:value="4094">
                <text:p>4094</text:p>
              </table:table-cell>
              <table:table-cell office:value-type="float" office:value="37649">
                <text:p>37649</text:p>
              </table:table-cell>
              <table:table-cell office:value-type="float" office:value="14155">
                <text:p>14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5">
                <text:p>1355</text:p>
              </table:table-cell>
              <table:table-cell office:value-type="float" office:value="4114">
                <text:p>4114</text:p>
              </table:table-cell>
              <table:table-cell office:value-type="float" office:value="39287">
                <text:p>39287</text:p>
              </table:table-cell>
              <table:table-cell office:value-type="float" office:value="15699">
                <text:p>15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7">
                <text:p>1447</text:p>
              </table:table-cell>
              <table:table-cell office:value-type="float" office:value="4654">
                <text:p>4654</text:p>
              </table:table-cell>
              <table:table-cell office:value-type="float" office:value="40938">
                <text:p>40938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0">
                <text:p>1510</text:p>
              </table:table-cell>
              <table:table-cell office:value-type="float" office:value="4868">
                <text:p>4868</text:p>
              </table:table-cell>
              <table:table-cell office:value-type="float" office:value="42809">
                <text:p>42809</text:p>
              </table:table-cell>
              <table:table-cell office:value-type="float" office:value="17062">
                <text:p>17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0">
                <text:p>1520</text:p>
              </table:table-cell>
              <table:table-cell office:value-type="float" office:value="5129">
                <text:p>5129</text:p>
              </table:table-cell>
              <table:table-cell office:value-type="float" office:value="43160">
                <text:p>43160</text:p>
              </table:table-cell>
              <table:table-cell office:value-type="float" office:value="17070">
                <text:p>170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0">
                <text:p>1610</text:p>
              </table:table-cell>
              <table:table-cell office:value-type="float" office:value="5214">
                <text:p>5214</text:p>
              </table:table-cell>
              <table:table-cell office:value-type="float" office:value="43540">
                <text:p>43540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2">
                <text:p>1692</text:p>
              </table:table-cell>
              <table:table-cell office:value-type="float" office:value="6270">
                <text:p>6270</text:p>
              </table:table-cell>
              <table:table-cell office:value-type="float" office:value="45982">
                <text:p>45982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2">
                <text:p>1702</text:p>
              </table:table-cell>
              <table:table-cell office:value-type="float" office:value="7468">
                <text:p>7468</text:p>
              </table:table-cell>
              <table:table-cell office:value-type="float" office:value="47082">
                <text:p>47082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5">
                <text:p>1715</text:p>
              </table:table-cell>
              <table:table-cell office:value-type="float" office:value="8293">
                <text:p>8293</text:p>
              </table:table-cell>
              <table:table-cell office:value-type="float" office:value="48076">
                <text:p>48076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3">
                <text:p>1723</text:p>
              </table:table-cell>
              <table:table-cell office:value-type="float" office:value="8625">
                <text:p>8625</text:p>
              </table:table-cell>
              <table:table-cell office:value-type="float" office:value="48772">
                <text:p>48772</text:p>
              </table:table-cell>
              <table:table-cell office:value-type="float" office:value="27801">
                <text:p>27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1">
                <text:p>1851</text:p>
              </table:table-cell>
              <table:table-cell office:value-type="float" office:value="8974">
                <text:p>8974</text:p>
              </table:table-cell>
              <table:table-cell office:value-type="float" office:value="49158">
                <text:p>49158</text:p>
              </table:table-cell>
              <table:table-cell office:value-type="float" office:value="29268">
                <text:p>29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8">
                <text:p>1928</text:p>
              </table:table-cell>
              <table:table-cell office:value-type="float" office:value="9179">
                <text:p>9179</text:p>
              </table:table-cell>
              <table:table-cell office:value-type="float" office:value="52383">
                <text:p>52383</text:p>
              </table:table-cell>
              <table:table-cell office:value-type="float" office:value="29669">
                <text:p>29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">
                <text:p>2007</text:p>
              </table:table-cell>
              <table:table-cell office:value-type="float" office:value="9702">
                <text:p>9702</text:p>
              </table:table-cell>
              <table:table-cell office:value-type="float" office:value="52612">
                <text:p>52612</text:p>
              </table:table-cell>
              <table:table-cell office:value-type="float" office:value="41665">
                <text:p>41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8">
                <text:p>2058</text:p>
              </table:table-cell>
              <table:table-cell office:value-type="float" office:value="9936">
                <text:p>9936</text:p>
              </table:table-cell>
              <table:table-cell office:value-type="float" office:value="53036">
                <text:p>53036</text:p>
              </table:table-cell>
              <table:table-cell office:value-type="float" office:value="42339">
                <text:p>42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7">
                <text:p>2157</text:p>
              </table:table-cell>
              <table:table-cell office:value-type="float" office:value="9942">
                <text:p>9942</text:p>
              </table:table-cell>
              <table:table-cell office:value-type="float" office:value="53269">
                <text:p>53269</text:p>
              </table:table-cell>
              <table:table-cell office:value-type="float" office:value="42557">
                <text:p>42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8">
                <text:p>2158</text:p>
              </table:table-cell>
              <table:table-cell office:value-type="float" office:value="9991">
                <text:p>9991</text:p>
              </table:table-cell>
              <table:table-cell office:value-type="float" office:value="53813">
                <text:p>53813</text:p>
              </table:table-cell>
              <table:table-cell office:value-type="float" office:value="49711">
                <text:p>49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2">
                <text:p>2232</text:p>
              </table:table-cell>
              <table:table-cell office:value-type="float" office:value="10017">
                <text:p>10017</text:p>
              </table:table-cell>
              <table:table-cell office:value-type="float" office:value="56535">
                <text:p>56535</text:p>
              </table:table-cell>
              <table:table-cell office:value-type="float" office:value="56816">
                <text:p>5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6">
                <text:p>2286</text:p>
              </table:table-cell>
              <table:table-cell office:value-type="float" office:value="10587">
                <text:p>10587</text:p>
              </table:table-cell>
              <table:table-cell office:value-type="float" office:value="66155">
                <text:p>66155</text:p>
              </table:table-cell>
              <table:table-cell office:value-type="float" office:value="57186">
                <text:p>57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0">
                <text:p>2520</text:p>
              </table:table-cell>
              <table:table-cell office:value-type="float" office:value="11654">
                <text:p>11654</text:p>
              </table:table-cell>
              <table:table-cell office:value-type="float" office:value="67337">
                <text:p>67337</text:p>
              </table:table-cell>
              <table:table-cell office:value-type="float" office:value="59821">
                <text:p>59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5">
                <text:p>2655</text:p>
              </table:table-cell>
              <table:table-cell office:value-type="float" office:value="12605">
                <text:p>12605</text:p>
              </table:table-cell>
              <table:table-cell office:value-type="float" office:value="72515">
                <text:p>72515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76">
                <text:p>2676</text:p>
              </table:table-cell>
              <table:table-cell office:value-type="float" office:value="12743">
                <text:p>12743</text:p>
              </table:table-cell>
              <table:table-cell office:value-type="float" office:value="86016">
                <text:p>86016</text:p>
              </table:table-cell>
              <table:table-cell office:value-type="float" office:value="63396">
                <text:p>63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9">
                <text:p>2879</text:p>
              </table:table-cell>
              <table:table-cell office:value-type="float" office:value="14773">
                <text:p>14773</text:p>
              </table:table-cell>
              <table:table-cell office:value-type="float" office:value="99357">
                <text:p>99357</text:p>
              </table:table-cell>
              <table:table-cell office:value-type="float" office:value="63634">
                <text:p>63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8">
                <text:p>2968</text:p>
              </table:table-cell>
              <table:table-cell office:value-type="float" office:value="15159">
                <text:p>15159</text:p>
              </table:table-cell>
              <table:table-cell office:value-type="float" office:value="102100">
                <text:p>102100</text:p>
              </table:table-cell>
              <table:table-cell office:value-type="float" office:value="64613">
                <text:p>6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6">
                <text:p>3076</text:p>
              </table:table-cell>
              <table:table-cell office:value-type="float" office:value="15366">
                <text:p>15366</text:p>
              </table:table-cell>
              <table:table-cell office:value-type="float" office:value="116335">
                <text:p>116335</text:p>
              </table:table-cell>
              <table:table-cell office:value-type="float" office:value="64939">
                <text:p>64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0">
                <text:p>3130</text:p>
              </table:table-cell>
              <table:table-cell office:value-type="float" office:value="16550">
                <text:p>16550</text:p>
              </table:table-cell>
              <table:table-cell office:value-type="float" office:value="129372">
                <text:p>129372</text:p>
              </table:table-cell>
              <table:table-cell office:value-type="float" office:value="78181">
                <text:p>78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60">
                <text:p>3560</text:p>
              </table:table-cell>
              <table:table-cell office:value-type="float" office:value="16613">
                <text:p>16613</text:p>
              </table:table-cell>
              <table:table-cell office:value-type="float" office:value="130103">
                <text:p>130103</text:p>
              </table:table-cell>
              <table:table-cell office:value-type="float" office:value="79002">
                <text:p>79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25">
                <text:p>5225</text:p>
              </table:table-cell>
              <table:table-cell office:value-type="float" office:value="17678">
                <text:p>17678</text:p>
              </table:table-cell>
              <table:table-cell office:value-type="float" office:value="132975">
                <text:p>132975</text:p>
              </table:table-cell>
              <table:table-cell office:value-type="float" office:value="86864">
                <text:p>86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30">
                <text:p>5230</text:p>
              </table:table-cell>
              <table:table-cell office:value-type="float" office:value="17945">
                <text:p>17945</text:p>
              </table:table-cell>
              <table:table-cell office:value-type="float" office:value="134684">
                <text:p>134684</text:p>
              </table:table-cell>
              <table:table-cell office:value-type="float" office:value="93618">
                <text:p>93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0">
                <text:p>5250</text:p>
              </table:table-cell>
              <table:table-cell office:value-type="float" office:value="18872">
                <text:p>18872</text:p>
              </table:table-cell>
              <table:table-cell office:value-type="float" office:value="140648">
                <text:p>140648</text:p>
              </table:table-cell>
              <table:table-cell office:value-type="float" office:value="104602">
                <text:p>104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94">
                <text:p>6094</text:p>
              </table:table-cell>
              <table:table-cell office:value-type="float" office:value="19903">
                <text:p>19903</text:p>
              </table:table-cell>
              <table:table-cell office:value-type="float" office:value="161692">
                <text:p>161692</text:p>
              </table:table-cell>
              <table:table-cell office:value-type="float" office:value="111227">
                <text:p>111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34">
                <text:p>6334</text:p>
              </table:table-cell>
              <table:table-cell office:value-type="float" office:value="20393">
                <text:p>20393</text:p>
              </table:table-cell>
              <table:table-cell office:value-type="float" office:value="185731">
                <text:p>185731</text:p>
              </table:table-cell>
              <table:table-cell office:value-type="float" office:value="156018">
                <text:p>156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04">
                <text:p>7304</text:p>
              </table:table-cell>
              <table:table-cell office:value-type="float" office:value="21288">
                <text:p>21288</text:p>
              </table:table-cell>
              <table:table-cell office:value-type="float" office:value="214591">
                <text:p>214591</text:p>
              </table:table-cell>
              <table:table-cell office:value-type="float" office:value="227781">
                <text:p>227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44">
                <text:p>7744</text:p>
              </table:table-cell>
              <table:table-cell office:value-type="float" office:value="22013">
                <text:p>22013</text:p>
              </table:table-cell>
              <table:table-cell office:value-type="float" office:value="221004">
                <text:p>221004</text:p>
              </table:table-cell>
              <table:table-cell office:value-type="float" office:value="246683">
                <text:p>246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56">
                <text:p>8056</text:p>
              </table:table-cell>
              <table:table-cell office:value-type="float" office:value="22858">
                <text:p>22858</text:p>
              </table:table-cell>
              <table:table-cell office:value-type="float" office:value="232713">
                <text:p>232713</text:p>
              </table:table-cell>
              <table:table-cell office:value-type="float" office:value="281066">
                <text:p>281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48">
                <text:p>8548</text:p>
              </table:table-cell>
              <table:table-cell office:value-type="float" office:value="23859">
                <text:p>23859</text:p>
              </table:table-cell>
              <table:table-cell office:value-type="float" office:value="238068">
                <text:p>238068</text:p>
              </table:table-cell>
              <table:table-cell office:value-type="float" office:value="283402">
                <text:p>283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53">
                <text:p>8753</text:p>
              </table:table-cell>
              <table:table-cell office:value-type="float" office:value="24515">
                <text:p>24515</text:p>
              </table:table-cell>
              <table:table-cell office:value-type="float" office:value="243827">
                <text:p>243827</text:p>
              </table:table-cell>
              <table:table-cell office:value-type="float" office:value="336370">
                <text:p>3363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19">
                <text:p>9019</text:p>
              </table:table-cell>
              <table:table-cell office:value-type="float" office:value="26233">
                <text:p>26233</text:p>
              </table:table-cell>
              <table:table-cell office:value-type="float" office:value="249790">
                <text:p>249790</text:p>
              </table:table-cell>
              <table:table-cell office:value-type="float" office:value="347014">
                <text:p>347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59">
                <text:p>9259</text:p>
              </table:table-cell>
              <table:table-cell office:value-type="float" office:value="26386">
                <text:p>26386</text:p>
              </table:table-cell>
              <table:table-cell office:value-type="float" office:value="259215">
                <text:p>259215</text:p>
              </table:table-cell>
              <table:table-cell office:value-type="float" office:value="375425">
                <text:p>375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66">
                <text:p>9266</text:p>
              </table:table-cell>
              <table:table-cell office:value-type="float" office:value="26465">
                <text:p>26465</text:p>
              </table:table-cell>
              <table:table-cell office:value-type="float" office:value="280141">
                <text:p>280141</text:p>
              </table:table-cell>
              <table:table-cell office:value-type="float" office:value="389203">
                <text:p>389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28">
                <text:p>9728</text:p>
              </table:table-cell>
              <table:table-cell office:value-type="float" office:value="26876">
                <text:p>26876</text:p>
              </table:table-cell>
              <table:table-cell office:value-type="float" office:value="285738">
                <text:p>285738</text:p>
              </table:table-cell>
              <table:table-cell office:value-type="float" office:value="522578">
                <text:p>5225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95">
                <text:p>10095</text:p>
              </table:table-cell>
              <table:table-cell office:value-type="float" office:value="29270">
                <text:p>29270</text:p>
              </table:table-cell>
              <table:table-cell office:value-type="float" office:value="298686">
                <text:p>298686</text:p>
              </table:table-cell>
              <table:table-cell office:value-type="float" office:value="574354">
                <text:p>574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11">
                <text:p>10111</text:p>
              </table:table-cell>
              <table:table-cell office:value-type="float" office:value="29308">
                <text:p>29308</text:p>
              </table:table-cell>
              <table:table-cell office:value-type="float" office:value="298857">
                <text:p>298857</text:p>
              </table:table-cell>
              <table:table-cell office:value-type="float" office:value="619798">
                <text:p>6197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44">
                <text:p>10344</text:p>
              </table:table-cell>
              <table:table-cell office:value-type="float" office:value="29681">
                <text:p>29681</text:p>
              </table:table-cell>
              <table:table-cell office:value-type="float" office:value="307102">
                <text:p>307102</text:p>
              </table:table-cell>
              <table:table-cell office:value-type="float" office:value="647799">
                <text:p>647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01">
                <text:p>11001</text:p>
              </table:table-cell>
              <table:table-cell office:value-type="float" office:value="31055">
                <text:p>31055</text:p>
              </table:table-cell>
              <table:table-cell office:value-type="float" office:value="307814">
                <text:p>307814</text:p>
              </table:table-cell>
              <table:table-cell office:value-type="float" office:value="690506">
                <text:p>690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39">
                <text:p>11339</text:p>
              </table:table-cell>
              <table:table-cell office:value-type="float" office:value="32605">
                <text:p>32605</text:p>
              </table:table-cell>
              <table:table-cell office:value-type="float" office:value="329009">
                <text:p>329009</text:p>
              </table:table-cell>
              <table:table-cell office:value-type="float" office:value="746841">
                <text:p>746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85">
                <text:p>11585</text:p>
              </table:table-cell>
              <table:table-cell office:value-type="float" office:value="32852">
                <text:p>32852</text:p>
              </table:table-cell>
              <table:table-cell office:value-type="float" office:value="333194">
                <text:p>333194</text:p>
              </table:table-cell>
              <table:table-cell office:value-type="float" office:value="857485">
                <text:p>857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40">
                <text:p>12240</text:p>
              </table:table-cell>
              <table:table-cell office:value-type="float" office:value="32870">
                <text:p>32870</text:p>
              </table:table-cell>
              <table:table-cell office:value-type="float" office:value="401905">
                <text:p>401905</text:p>
              </table:table-cell>
              <table:table-cell office:value-type="float" office:value="891254">
                <text:p>891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80">
                <text:p>12280</text:p>
              </table:table-cell>
              <table:table-cell office:value-type="float" office:value="34492">
                <text:p>34492</text:p>
              </table:table-cell>
              <table:table-cell office:value-type="float" office:value="407588">
                <text:p>407588</text:p>
              </table:table-cell>
              <table:table-cell office:value-type="float" office:value="911102">
                <text:p>911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50">
                <text:p>12950</text:p>
              </table:table-cell>
              <table:table-cell office:value-type="float" office:value="40698">
                <text:p>40698</text:p>
              </table:table-cell>
              <table:table-cell office:value-type="float" office:value="419880">
                <text:p>419880</text:p>
              </table:table-cell>
              <table:table-cell office:value-type="float" office:value="1000426">
                <text:p>1000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28">
                <text:p>14428</text:p>
              </table:table-cell>
              <table:table-cell office:value-type="float" office:value="45389">
                <text:p>45389</text:p>
              </table:table-cell>
              <table:table-cell office:value-type="float" office:value="434046">
                <text:p>434046</text:p>
              </table:table-cell>
              <table:table-cell office:value-type="float" office:value="1004082">
                <text:p>1004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58">
                <text:p>14958</text:p>
              </table:table-cell>
              <table:table-cell office:value-type="float" office:value="46218">
                <text:p>46218</text:p>
              </table:table-cell>
              <table:table-cell office:value-type="float" office:value="447198">
                <text:p>447198</text:p>
              </table:table-cell>
              <table:table-cell office:value-type="float" office:value="1080438">
                <text:p>1080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53">
                <text:p>16953</text:p>
              </table:table-cell>
              <table:table-cell office:value-type="float" office:value="46710">
                <text:p>46710</text:p>
              </table:table-cell>
              <table:table-cell office:value-type="float" office:value="480041">
                <text:p>480041</text:p>
              </table:table-cell>
              <table:table-cell office:value-type="float" office:value="1205123">
                <text:p>1205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73">
                <text:p>16973</text:p>
              </table:table-cell>
              <table:table-cell office:value-type="float" office:value="50345">
                <text:p>50345</text:p>
              </table:table-cell>
              <table:table-cell office:value-type="float" office:value="504438">
                <text:p>504438</text:p>
              </table:table-cell>
              <table:table-cell office:value-type="float" office:value="1285447">
                <text:p>1285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90">
                <text:p>18890</text:p>
              </table:table-cell>
              <table:table-cell office:value-type="float" office:value="51058">
                <text:p>51058</text:p>
              </table:table-cell>
              <table:table-cell office:value-type="float" office:value="525066">
                <text:p>525066</text:p>
              </table:table-cell>
              <table:table-cell office:value-type="float" office:value="1406239">
                <text:p>1406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329">
                <text:p>23329</text:p>
              </table:table-cell>
              <table:table-cell office:value-type="float" office:value="56081">
                <text:p>56081</text:p>
              </table:table-cell>
              <table:table-cell office:value-type="float" office:value="549583">
                <text:p>549583</text:p>
              </table:table-cell>
              <table:table-cell office:value-type="float" office:value="1539242">
                <text:p>1539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398">
                <text:p>23398</text:p>
              </table:table-cell>
              <table:table-cell office:value-type="float" office:value="61457">
                <text:p>61457</text:p>
              </table:table-cell>
              <table:table-cell office:value-type="float" office:value="556273">
                <text:p>556273</text:p>
              </table:table-cell>
              <table:table-cell office:value-type="float" office:value="1783261">
                <text:p>1783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427">
                <text:p>26427</text:p>
              </table:table-cell>
              <table:table-cell office:value-type="float" office:value="61808">
                <text:p>61808</text:p>
              </table:table-cell>
              <table:table-cell office:value-type="float" office:value="598490">
                <text:p>598490</text:p>
              </table:table-cell>
              <table:table-cell office:value-type="float" office:value="1886020">
                <text:p>18860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80">
                <text:p>30580</text:p>
              </table:table-cell>
              <table:table-cell office:value-type="float" office:value="63144">
                <text:p>63144</text:p>
              </table:table-cell>
              <table:table-cell office:value-type="float" office:value="625222">
                <text:p>625222</text:p>
              </table:table-cell>
              <table:table-cell office:value-type="float" office:value="1921545">
                <text:p>1921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72">
                <text:p>30772</text:p>
              </table:table-cell>
              <table:table-cell office:value-type="float" office:value="63787">
                <text:p>63787</text:p>
              </table:table-cell>
              <table:table-cell office:value-type="float" office:value="630795">
                <text:p>630795</text:p>
              </table:table-cell>
              <table:table-cell office:value-type="float" office:value="1923715">
                <text:p>1923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62">
                <text:p>31262</text:p>
              </table:table-cell>
              <table:table-cell office:value-type="float" office:value="64821">
                <text:p>64821</text:p>
              </table:table-cell>
              <table:table-cell office:value-type="float" office:value="664392">
                <text:p>664392</text:p>
              </table:table-cell>
              <table:table-cell office:value-type="float" office:value="2052314">
                <text:p>20523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617">
                <text:p>33617</text:p>
              </table:table-cell>
              <table:table-cell office:value-type="float" office:value="69878">
                <text:p>69878</text:p>
              </table:table-cell>
              <table:table-cell office:value-type="float" office:value="756118">
                <text:p>756118</text:p>
              </table:table-cell>
              <table:table-cell office:value-type="float" office:value="2189699">
                <text:p>2189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633">
                <text:p>33633</text:p>
              </table:table-cell>
              <table:table-cell office:value-type="float" office:value="70954">
                <text:p>70954</text:p>
              </table:table-cell>
              <table:table-cell office:value-type="float" office:value="821150">
                <text:p>821150</text:p>
              </table:table-cell>
              <table:table-cell office:value-type="float" office:value="2312612">
                <text:p>2312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155">
                <text:p>37155</text:p>
              </table:table-cell>
              <table:table-cell office:value-type="float" office:value="83082">
                <text:p>83082</text:p>
              </table:table-cell>
              <table:table-cell office:value-type="float" office:value="862780">
                <text:p>862780</text:p>
              </table:table-cell>
              <table:table-cell office:value-type="float" office:value="2476633">
                <text:p>247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302">
                <text:p>37302</text:p>
              </table:table-cell>
              <table:table-cell office:value-type="float" office:value="85488">
                <text:p>85488</text:p>
              </table:table-cell>
              <table:table-cell office:value-type="float" office:value="867228">
                <text:p>867228</text:p>
              </table:table-cell>
              <table:table-cell office:value-type="float" office:value="3004701">
                <text:p>3004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613">
                <text:p>49613</text:p>
              </table:table-cell>
              <table:table-cell office:value-type="float" office:value="106552">
                <text:p>106552</text:p>
              </table:table-cell>
              <table:table-cell office:value-type="float" office:value="903168">
                <text:p>903168</text:p>
              </table:table-cell>
              <table:table-cell office:value-type="float" office:value="3377113">
                <text:p>3377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865">
                <text:p>55865</text:p>
              </table:table-cell>
              <table:table-cell office:value-type="float" office:value="106997">
                <text:p>106997</text:p>
              </table:table-cell>
              <table:table-cell office:value-type="float" office:value="904799">
                <text:p>904799</text:p>
              </table:table-cell>
              <table:table-cell office:value-type="float" office:value="3402687">
                <text:p>3402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455">
                <text:p>89455</text:p>
              </table:table-cell>
              <table:table-cell office:value-type="float" office:value="112860">
                <text:p>112860</text:p>
              </table:table-cell>
              <table:table-cell office:value-type="float" office:value="1328500">
                <text:p>1328500</text:p>
              </table:table-cell>
              <table:table-cell office:value-type="float" office:value="4514954">
                <text:p>4514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